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1.64pt" svg:height="158.91pt" svg:x="5.44pt" svg:y="271.05pt">
            <draw:object draw:notify-on-update-of-ranges="Sheet1.C2:Sheet1.J2 Sheet1.B3:Sheet1.B3 Sheet1.C3:Sheet1.J3 Sheet1.B4:Sheet1.B4 Sheet1.C4:Sheet1.J4 Sheet1.B5:Sheet1.B5 Sheet1.C5:Sheet1.J5 Sheet1.B6:Sheet1.B6 Sheet1.C6:Sheet1.J6 Sheet1.B7:Sheet1.B7 Sheet1.C7:Sheet1.J7 Sheet1.B8:Sheet1.B8 Sheet1.C8:Sheet1.J8 Sheet1.B9:Sheet1.B9 Sheet1.C9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05.79pt" svg:height="158.12pt" svg:x="13.24pt" svg:y="443.48pt">
            <draw:object draw:notify-on-update-of-ranges="Sheet1.C13:Sheet1.J13 Sheet1.B14:Sheet1.B14 Sheet1.C14:Sheet1.J14 Sheet1.B15:Sheet1.B15 Sheet1.C15:Sheet1.J15 Sheet1.B16:Sheet1.B16 Sheet1.C16:Sheet1.J16 Sheet1.B17:Sheet1.B17 Sheet1.C17:Sheet1.J17 Sheet1.B18:Sheet1.B18 Sheet1.C18:Sheet1.J18 Sheet1.B19:Sheet1.B19 Sheet1.C19:Sheet1.J19 Sheet1.B20:Sheet1.B20 Sheet1.C20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ce29"/>
        <table:table-column table:style-name="co2" table:number-columns-repeated="4" table:default-cell-style-name="ce30"/>
        <table:table-column table:style-name="co2" table:default-cell-style-name="Default"/>
        <table:table-column table:style-name="co2" table:default-cell-style-name="ce30"/>
        <table:table-column table:style-name="co2" table:default-cell-style-name="ce36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 table:number-columns-repeated="7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6"/>
          <table:table-cell table:style-name="ce28" office:value-type="percentage" office:value="0.95462" calcext:value-type="percentage">
            <text:p>95.462%</text:p>
          </table:table-cell>
          <table:table-cell table:style-name="ce33" office:value-type="percentage" office:value="0.91667" calcext:value-type="percentage">
            <text:p>91.667%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5"/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5"/>
          <table:table-cell table:style-name="ce30"/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4"/>
          <table:table-cell table:style-name="ce30"/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5"/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5"/>
          <table:table-cell table:style-name="ce30"/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6"/>
          <table:table-cell table:style-name="ce32" office:value-type="float" office:value="0.953" calcext:value-type="float">
            <text:p>0.953</text:p>
          </table:table-cell>
          <table:table-cell table:style-name="ce37" office:value-type="float" office:value="0.913" calcext:value-type="float">
            <text:p>0.91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2">
            <text:p>SKLR</text:p>
          </table:table-cell>
          <table:covered-table-cell table:style-name="ce16"/>
          <table:table-cell table:style-name="ce9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 table:number-columns-repeated="7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5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33" office:value-type="percentage" office:value="0.786325" calcext:value-type="percentage">
            <text:p>78.633%</text:p>
          </table:table-cell>
          <table:table-cell table:number-columns-repeated="5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4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5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4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4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5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5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7" office:value-type="float" office:value="0.7769" calcext:value-type="float">
            <text:p>0.777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5"/>
          <table:table-cell/>
          <table:table-cell table:number-columns-repeated="2" table:style-name="Default" office:value-type="float" office:value="0.001" calcext:value-type="float">
            <text:p>0.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20:45:47.676593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1T20:48:02.053463595</dc:date>
    <meta:editing-duration>PT3H26M39S</meta:editing-duration>
    <meta:editing-cycles>10</meta:editing-cycles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31cm" svg:height="5.607cm" xlink:href=".." xlink:type="simple" chart:class="chart:line" chart:style-name="ch1">
        <chart:title svg:x="10.458cm" svg:y="0.248cm" chart:style-name="ch2">
          <text:p>KLR</text:p>
        </chart:title>
        <chart:legend chart:legend-position="end" svg:x="18.761cm" svg:y="1.01cm" style:legend-expansion="high" chart:style-name="ch3"/>
        <chart:plot-area chart:style-name="ch4" table:cell-range-address="Sheet1.B2:Sheet1.J9" chart:data-source-has-labels="both" svg:x="0.438cm" svg:y="1.139cm" svg:width="17.885cm" svg:height="4.356cm">
          <chartooo:coordinate-region svg:x="1.35cm" svg:y="1.338cm" svg:width="16.72cm" svg:height="3.51cm"/>
          <chart:axis chart:dimension="x" chart:name="primary-x" chart:style-name="ch5" chartooo:axis-type="auto">
            <chartooo:date-scale/>
            <chart:categories table:cell-range-address="Sheet1.C2:Sheet1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J3" chart:label-cell-address="Sheet1.B3:Sheet1.B3" chart:class="chart:line">
            <chart:data-point chart:repeated="8"/>
          </chart:series>
          <chart:series chart:style-name="ch9" chart:values-cell-range-address="Sheet1.C4:Sheet1.J4" chart:label-cell-address="Sheet1.B4:Sheet1.B4" chart:class="chart:line">
            <chart:data-point chart:repeated="8"/>
          </chart:series>
          <chart:series chart:style-name="ch10" chart:values-cell-range-address="Sheet1.C5:Sheet1.J5" chart:label-cell-address="Sheet1.B5:Sheet1.B5" chart:class="chart:line">
            <chart:data-point chart:repeated="8"/>
          </chart:series>
          <chart:series chart:style-name="ch11" chart:values-cell-range-address="Sheet1.C6:Sheet1.J6" chart:label-cell-address="Sheet1.B6:Sheet1.B6" chart:class="chart:line">
            <chart:data-point chart:repeated="8"/>
          </chart:series>
          <chart:series chart:style-name="ch12" chart:values-cell-range-address="Sheet1.C7:Sheet1.J7" chart:label-cell-address="Sheet1.B7:Sheet1.B7" chart:class="chart:line">
            <chart:data-point chart:repeated="8"/>
          </chart:series>
          <chart:series chart:style-name="ch13" chart:values-cell-range-address="Sheet1.C8:Sheet1.J8" chart:label-cell-address="Sheet1.B8:Sheet1.B8" chart:class="chart:line">
            <chart:data-point chart:repeated="8"/>
          </chart:series>
          <chart:series chart:style-name="ch14" chart:values-cell-range-address="Sheet1.C9:Sheet1.J9" chart:label-cell-address="Sheet1.B9:Sheet1.B9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2:Sheet1.J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372cm" svg:height="5.579cm" xlink:href=".." xlink:type="simple" chart:class="chart:line" chart:style-name="ch1">
        <chart:title svg:x="10.034cm" svg:y="0.247cm" chart:style-name="ch2">
          <text:p>SKLR</text:p>
        </chart:title>
        <chart:legend chart:legend-position="end" svg:x="18.202cm" svg:y="0.996cm" style:legend-expansion="high" chart:style-name="ch3"/>
        <chart:plot-area chart:style-name="ch4" table:cell-range-address="Sheet1.B13:Sheet1.J20" chart:data-source-has-labels="both" svg:x="0.427cm" svg:y="1.137cm" svg:width="17.348cm" svg:height="4.331cm">
          <chartooo:coordinate-region svg:x="1.339cm" svg:y="1.336cm" svg:width="16.183cm" svg:height="3.485cm"/>
          <chart:axis chart:dimension="x" chart:name="primary-x" chart:style-name="ch5" chartooo:axis-type="auto">
            <chartooo:date-scale/>
            <chart:categories table:cell-range-address="Sheet1.C13:Sheet1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4:Sheet1.J14" chart:label-cell-address="Sheet1.B14:Sheet1.B14" chart:class="chart:line">
            <chart:data-point chart:repeated="8"/>
          </chart:series>
          <chart:series chart:style-name="ch9" chart:values-cell-range-address="Sheet1.C15:Sheet1.J15" chart:label-cell-address="Sheet1.B15:Sheet1.B15" chart:class="chart:line">
            <chart:data-point chart:repeated="8"/>
          </chart:series>
          <chart:series chart:style-name="ch10" chart:values-cell-range-address="Sheet1.C16:Sheet1.J16" chart:label-cell-address="Sheet1.B16:Sheet1.B16" chart:class="chart:line">
            <chart:data-point chart:repeated="8"/>
          </chart:series>
          <chart:series chart:style-name="ch11" chart:values-cell-range-address="Sheet1.C17:Sheet1.J17" chart:label-cell-address="Sheet1.B17:Sheet1.B17" chart:class="chart:line">
            <chart:data-point chart:repeated="8"/>
          </chart:series>
          <chart:series chart:style-name="ch12" chart:values-cell-range-address="Sheet1.C18:Sheet1.J18" chart:label-cell-address="Sheet1.B18:Sheet1.B18" chart:class="chart:line">
            <chart:data-point chart:repeated="8"/>
          </chart:series>
          <chart:series chart:style-name="ch13" chart:values-cell-range-address="Sheet1.C19:Sheet1.J19" chart:label-cell-address="Sheet1.B19:Sheet1.B19" chart:class="chart:line">
            <chart:data-point chart:repeated="8"/>
          </chart:series>
          <chart:series chart:style-name="ch14" chart:values-cell-range-address="Sheet1.C20:Sheet1.J20" chart:label-cell-address="Sheet1.B20:Sheet1.B20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13:Sheet1.J1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</table:table-row>
            <table:table-row>
              <table:table-cell office:value-type="string">
                <text:p>Precision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J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Recall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F-Score -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J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</table:table-row>
            <table:table-row>
              <table:table-cell office:value-type="string">
                <text:p>Precision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J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</table:table-row>
            <table:table-row>
              <table:table-cell office:value-type="string">
                <text:p>Recall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J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string">
                <text:p>F-Score 1</text:p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J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